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10.617cm"/>
    </style:style>
    <style:style style:name="co3" style:family="table-column">
      <style:table-column-properties fo:break-before="auto" style:column-width="24.23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803cm"/>
    </style:style>
    <style:style style:name="co6" style:family="table-column">
      <style:table-column-properties fo:break-before="auto" style:column-width="7.661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6.978cm"/>
    </style:style>
    <style:style style:name="co10" style:family="table-column">
      <style:table-column-properties fo:break-before="auto" style:column-width="24.144cm"/>
    </style:style>
    <style:style style:name="co11" style:family="table-column">
      <style:table-column-properties fo:break-before="auto" style:column-width="4.327cm"/>
    </style:style>
    <style:style style:name="co12" style:family="table-column">
      <style:table-column-properties fo:break-before="auto" style:column-width="8.892cm"/>
    </style:style>
    <style:style style:name="co13" style:family="table-column">
      <style:table-column-properties fo:break-before="auto" style:column-width="6.84cm"/>
    </style:style>
    <style:style style:name="co14" style:family="table-column">
      <style:table-column-properties fo:break-before="auto" style:column-width="11.2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950e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00" fo:border="0.002cm solid #000000"/>
    </style:style>
    <style:style style:name="ce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border="0.002cm solid #000000"/>
    </style:style>
    <style:style style:name="ce8" style:family="table-cell" style:parent-style-name="Default" style:data-style-name="N0">
      <style:table-cell-properties fo:background-color="#ffff00" fo:border="0.002cm solid #000000"/>
    </style:style>
    <style:style style:name="ce9" style:family="table-cell" style:parent-style-name="Default" style:data-style-name="N37">
      <style:table-cell-properties fo:background-color="#ffff00" fo:border="0.002cm solid #000000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>
      <style:table-cell-properties fo:background-color="#00ffff" fo:border="0.002cm solid #000000"/>
    </style:style>
    <style:style style:name="ce12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est Funciona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QVD <text:s/>Test Pl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 </text:p>
          </table:table-cell>
          <table:table-cell office:value-type="string">
            <text:p>Ubuntu 9.10</text:p>
          </table:table-cell>
        </table:table-row>
        <table:table-row table:style-name="ro1">
          <table:table-cell/>
          <table:table-cell office:value-type="string">
            <text:p>SO </text:p>
          </table:table-cell>
          <table:table-cell office:value-type="string">
            <text:p>Debian 5.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Test</text:p>
          </table:table-cell>
          <table:table-cell office:value-type="string">
            <text:p>Resultado esperad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est 1 </text:p>
          </table:table-cell>
          <table:table-cell office:value-type="string">
            <text:p>Instalación de los componentes servidor.</text:p>
          </table:table-cell>
          <table:table-cell office:value-type="string">
            <text:p>Los paquetes deben poder ser instalados automáticamente vía dpkg </text:p>
          </table:table-cell>
        </table:table-row>
        <table:table-row table:style-name="ro1">
          <table:table-cell table:style-name="ce1" office:value-type="string">
            <text:p>Test 2</text:p>
          </table:table-cell>
          <table:table-cell office:value-type="string">
            <text:p>Comprobación de scripts de arranque en el servidor</text:p>
          </table:table-cell>
          <table:table-cell office:value-type="string">
            <text:p>Una vez que los paquetes han sido instaladosen el servidor los componentes debeb ser capaces de arrancar automáqticamente. </text:p>
          </table:table-cell>
        </table:table-row>
        <table:table-row table:style-name="ro1">
          <table:table-cell table:style-name="ce1" office:value-type="string">
            <text:p>Test 3</text:p>
          </table:table-cell>
          <table:table-cell office:value-type="string">
            <text:p>Instalación del cliente</text:p>
          </table:table-cell>
          <table:table-cell office:value-type="string">
            <text:p>El cliente debe ser capaz de instalarse automáticamente via dpkg, se crearan iconos en Apps-&gt; Internet-&gt; QVD-Client.</text:p>
          </table:table-cell>
        </table:table-row>
        <table:table-row table:style-name="ro1">
          <table:table-cell table:style-name="ce1" office:value-type="string">
            <text:p>Test 4</text:p>
          </table:table-cell>
          <table:table-cell office:value-type="string">
            <text:p>Arranque del cliente</text:p>
          </table:table-cell>
          <table:table-cell office:value-type="string">
            <text:p>El cliente debe ser capaz de arrancar vis linea de comando y vía Icono menú de Gnome. </text:p>
          </table:table-cell>
        </table:table-row>
        <table:table-row table:style-name="ro1">
          <table:table-cell office:value-type="string">
            <text:p>Test 5</text:p>
          </table:table-cell>
          <table:table-cell office:value-type="string">
            <text:p>Conectividad del cliente</text:p>
          </table:table-cell>
          <table:table-cell office:value-type="string">
            <text:p>Una vez que el cliente ha arrancado debe ser capaz de conectar dando usuario, password y máquina. El puerto es opcional</text:p>
          </table:table-cell>
        </table:table-row>
        <table:table-row table:style-name="ro1">
          <table:table-cell office:value-type="string">
            <text:p>Test 6</text:p>
          </table:table-cell>
          <table:table-cell office:value-type="string">
            <text:p>Autenticación con la BDD QVD</text:p>
          </table:table-cell>
          <table:table-cell office:value-type="string">
            <text:p>Los usuarios deben poder conectarse si el usuario está dado de alta contra el esquema de usuarios de QVD</text:p>
          </table:table-cell>
        </table:table-row>
        <table:table-row table:style-name="ro1">
          <table:table-cell office:value-type="string">
            <text:p>Test 7</text:p>
          </table:table-cell>
          <table:table-cell office:value-type="string">
            <text:p>Autenticación contra LDAP</text:p>
          </table:table-cell>
          <table:table-cell office:value-type="string">
            <text:p>Los usuarios deben poder conectarse si el usuario está dado de alta contra LDAP</text:p>
          </table:table-cell>
        </table:table-row>
        <table:table-row table:style-name="ro1">
          <table:table-cell office:value-type="string">
            <text:p>Test 8</text:p>
          </table:table-cell>
          <table:table-cell office:value-type="string">
            <text:p>Autenticación del administrador</text:p>
          </table:table-cell>
          <table:table-cell office:value-type="string">
            <text:p>El administrador web debe poder loguearse contra un usuario de la BBDD</text:p>
          </table:table-cell>
        </table:table-row>
        <table:table-row table:style-name="ro1">
          <table:table-cell office:value-type="string">
            <text:p>Test 9</text:p>
          </table:table-cell>
          <table:table-cell office:value-type="string">
            <text:p>Alta de Usuarios vía CLI</text:p>
          </table:table-cell>
          <table:table-cell office:value-type="string">
            <text:p>Un usuario se debe poder dar de alta via el CLI</text:p>
          </table:table-cell>
        </table:table-row>
        <table:table-row table:style-name="ro1">
          <table:table-cell office:value-type="string">
            <text:p>Test 10</text:p>
          </table:table-cell>
          <table:table-cell office:value-type="string">
            <text:p>Alta de usuarios vía web</text:p>
          </table:table-cell>
          <table:table-cell office:value-type="string">
            <text:p>Un usuario se debe poder dar de alta via web </text:p>
          </table:table-cell>
        </table:table-row>
        <table:table-row table:style-name="ro1">
          <table:table-cell office:value-type="string">
            <text:p>Test 11</text:p>
          </table:table-cell>
          <table:table-cell office:value-type="string">
            <text:p>Modificación de parámetros de usuarios vía CLI</text:p>
          </table:table-cell>
          <table:table-cell office:value-type="string">
            <text:p>Los parámetros de los usuarios se cambian via CLI</text:p>
          </table:table-cell>
        </table:table-row>
        <table:table-row table:style-name="ro1">
          <table:table-cell office:value-type="string">
            <text:p>Test 12</text:p>
          </table:table-cell>
          <table:table-cell office:value-type="string">
            <text:p>Modificación de parámetros de usuario vía WEB </text:p>
          </table:table-cell>
          <table:table-cell office:value-type="string">
            <text:p>Los parámetros de los usuarios se cambian via web</text:p>
          </table:table-cell>
        </table:table-row>
        <table:table-row table:style-name="ro1">
          <table:table-cell office:value-type="string">
            <text:p>Test 13</text:p>
          </table:table-cell>
          <table:table-cell office:value-type="string">
            <text:p>Baja de usuarios via CLI</text:p>
          </table:table-cell>
          <table:table-cell/>
        </table:table-row>
        <table:table-row table:style-name="ro1">
          <table:table-cell office:value-type="string">
            <text:p>Test 14</text:p>
          </table:table-cell>
          <table:table-cell office:value-type="string">
            <text:p>Baja de Usuarios via Web </text:p>
          </table:table-cell>
          <table:table-cell/>
        </table:table-row>
        <table:table-row table:style-name="ro1">
          <table:table-cell office:value-type="string">
            <text:p>Test 15</text:p>
          </table:table-cell>
          <table:table-cell office:value-type="string">
            <text:p>Eliminar varios usuarios en bloque via CLI</text:p>
          </table:table-cell>
          <table:table-cell/>
        </table:table-row>
        <table:table-row table:style-name="ro1">
          <table:table-cell office:value-type="string">
            <text:p>Test 16</text:p>
          </table:table-cell>
          <table:table-cell office:value-type="string">
            <text:p>Eliminar varios usuarios en bloque via web</text:p>
          </table:table-cell>
          <table:table-cell/>
        </table:table-row>
        <table:table-row table:style-name="ro1">
          <table:table-cell office:value-type="string">
            <text:p>Test 17</text:p>
          </table:table-cell>
          <table:table-cell office:value-type="string">
            <text:p>Creación de máquina virtual via usuario</text:p>
          </table:table-cell>
          <table:table-cell office:value-type="string">
            <text:p>Crear una nueva máquina virtual via la página de usuario</text:p>
          </table:table-cell>
        </table:table-row>
        <table:table-row table:style-name="ro1">
          <table:table-cell office:value-type="string">
            <text:p>Test 18</text:p>
          </table:table-cell>
          <table:table-cell office:value-type="string">
            <text:p>Buscar usuarios via CLI</text:p>
          </table:table-cell>
          <table:table-cell/>
        </table:table-row>
        <table:table-row table:style-name="ro1">
          <table:table-cell office:value-type="string">
            <text:p>Test 19</text:p>
          </table:table-cell>
          <table:table-cell office:value-type="string">
            <text:p>Buscar usuarios via Web</text:p>
          </table:table-cell>
          <table:table-cell/>
        </table:table-row>
        <table:table-row table:style-name="ro1">
          <table:table-cell office:value-type="string">
            <text:p>Test 20</text:p>
          </table:table-cell>
          <table:table-cell office:value-type="string">
            <text:p>Listar máquinas virtuales asignadas a un usuario</text:p>
          </table:table-cell>
          <table:table-cell office:value-type="string">
            <text:p>Una vez que se entra en la página del usuario, deben aparecer listadas las máquinas de este en la página</text:p>
          </table:table-cell>
        </table:table-row>
        <table:table-row table:style-name="ro1">
          <table:table-cell office:value-type="string">
            <text:p>Test 21</text:p>
          </table:table-cell>
          <table:table-cell office:value-type="string">
            <text:p>Listar Usuarios</text:p>
          </table:table-cell>
          <table:table-cell office:value-type="string">
            <text:p>Una vez hecho click en la pestaña de máquinas virtuales, aparecen los usuarios listados</text:p>
          </table:table-cell>
        </table:table-row>
        <table:table-row table:style-name="ro1">
          <table:table-cell office:value-type="string">
            <text:p>Test 22</text:p>
          </table:table-cell>
          <table:table-cell office:value-type="string">
            <text:p>Paginación de listados</text:p>
          </table:table-cell>
          <table:table-cell office:value-type="string">
            <text:p>Si los elementos de la herramienta web no caben en una única página, deben ser listados en varias, pudiendo navegar entre las distintas páginas.</text:p>
          </table:table-cell>
        </table:table-row>
        <table:table-row table:style-name="ro1">
          <table:table-cell office:value-type="string">
            <text:p>Test 23</text:p>
          </table:table-cell>
          <table:table-cell office:value-type="string">
            <text:p>Listado máquinas virtuales. </text:p>
          </table:table-cell>
          <table:table-cell office:value-type="string">
            <text:p>Cuando se pulsa el listado de máquinas virtuales debe aparecer el listado de estas. </text:p>
          </table:table-cell>
        </table:table-row>
        <table:table-row table:style-name="ro1">
          <table:table-cell office:value-type="string">
            <text:p>Test 24</text:p>
          </table:table-cell>
          <table:table-cell office:value-type="string">
            <text:p>Listado de máquinas virtuales vía cli</text:p>
          </table:table-cell>
          <table:table-cell office:value-type="string">
            <text:p>Ejecutando qvd-admin vm list deben aparecer listadas todas las máquinas virtuales. </text:p>
          </table:table-cell>
        </table:table-row>
        <table:table-row table:style-name="ro1">
          <table:table-cell office:value-type="string">
            <text:p>Test 25</text:p>
          </table:table-cell>
          <table:table-cell office:value-type="string">
            <text:p>Añadir una vm vía web</text:p>
          </table:table-cell>
          <table:table-cell/>
        </table:table-row>
        <table:table-row table:style-name="ro1">
          <table:table-cell office:value-type="string">
            <text:p>Test 26</text:p>
          </table:table-cell>
          <table:table-cell office:value-type="string">
            <text:p>Borrar una máquina via web </text:p>
          </table:table-cell>
          <table:table-cell/>
        </table:table-row>
        <table:table-row table:style-name="ro1">
          <table:table-cell office:value-type="string">
            <text:p>Test 27</text:p>
          </table:table-cell>
          <table:table-cell office:value-type="string">
            <text:p>Arrancar una vm vía CLI</text:p>
          </table:table-cell>
          <table:table-cell/>
        </table:table-row>
        <table:table-row table:style-name="ro1">
          <table:table-cell office:value-type="string">
            <text:p>Test 28</text:p>
          </table:table-cell>
          <table:table-cell office:value-type="string">
            <text:p>Arrancar una máquina virtual via web </text:p>
          </table:table-cell>
          <table:table-cell/>
        </table:table-row>
        <table:table-row table:style-name="ro1">
          <table:table-cell office:value-type="string">
            <text:p>Test 29</text:p>
          </table:table-cell>
          <table:table-cell office:value-type="string">
            <text:p>Parar una máquina virtual via CLI</text:p>
          </table:table-cell>
          <table:table-cell/>
        </table:table-row>
        <table:table-row table:style-name="ro1">
          <table:table-cell office:value-type="string">
            <text:p>Test 30</text:p>
          </table:table-cell>
          <table:table-cell office:value-type="string">
            <text:p>Parar una vm vía web</text:p>
          </table:table-cell>
          <table:table-cell/>
        </table:table-row>
        <table:table-row table:style-name="ro1">
          <table:table-cell office:value-type="string">
            <text:p>Test 31</text:p>
          </table:table-cell>
          <table:table-cell office:value-type="string">
            <text:p>Desconectar un usuario de una máquina virtual vía CLI</text:p>
          </table:table-cell>
          <table:table-cell/>
        </table:table-row>
        <table:table-row table:style-name="ro1">
          <table:table-cell office:value-type="string">
            <text:p>Test 32</text:p>
          </table:table-cell>
          <table:table-cell office:value-type="string">
            <text:p>Desconectar un usuario de una máquina virtual vía Web</text:p>
          </table:table-cell>
          <table:table-cell/>
        </table:table-row>
        <table:table-row table:style-name="ro1">
          <table:table-cell office:value-type="string">
            <text:p>Test 33</text:p>
          </table:table-cell>
          <table:table-cell office:value-type="string">
            <text:p>Cambiar las propiedades de una máquina virtual vía CLI</text:p>
          </table:table-cell>
          <table:table-cell/>
        </table:table-row>
        <table:table-row table:style-name="ro1">
          <table:table-cell office:value-type="string">
            <text:p>Test 34</text:p>
          </table:table-cell>
          <table:table-cell office:value-type="string">
            <text:p>Borrar las propiedades de una vm Via CLI</text:p>
          </table:table-cell>
          <table:table-cell/>
        </table:table-row>
        <table:table-row table:style-name="ro1">
          <table:table-cell office:value-type="string">
            <text:p>Test 35</text:p>
          </table:table-cell>
          <table:table-cell office:value-type="string">
            <text:p>Listar las propiedades de una vm via CLI</text:p>
          </table:table-cell>
          <table:table-cell/>
        </table:table-row>
        <table:table-row table:style-name="ro1">
          <table:table-cell office:value-type="string">
            <text:p>Test 36</text:p>
          </table:table-cell>
          <table:table-cell office:value-type="string">
            <text:p>Conectar vía vnc a una máquina virtual vía VNC <text:s/>con la web </text:p>
          </table:table-cell>
          <table:table-cell/>
        </table:table-row>
        <table:table-row table:style-name="ro1">
          <table:table-cell office:value-type="string">
            <text:p>Test 37</text:p>
          </table:table-cell>
          <table:table-cell office:value-type="string">
            <text:p>Conectar a una vm vía ssh (Linux only) <text:s/>con el <text:s/>CLI</text:p>
          </table:table-cell>
          <table:table-cell/>
        </table:table-row>
        <table:table-row table:style-name="ro1">
          <table:table-cell office:value-type="string">
            <text:p>Test 38</text:p>
          </table:table-cell>
          <table:table-cell office:value-type="string">
            <text:p>Cambiar las propiedades de un usuario vía CLI</text:p>
          </table:table-cell>
          <table:table-cell/>
        </table:table-row>
        <table:table-row table:style-name="ro1">
          <table:table-cell office:value-type="string">
            <text:p>Test 39</text:p>
          </table:table-cell>
          <table:table-cell office:value-type="string">
            <text:p>Añadir propiedades del usuario via CLI</text:p>
          </table:table-cell>
          <table:table-cell/>
        </table:table-row>
        <table:table-row table:style-name="ro1">
          <table:table-cell office:value-type="string">
            <text:p>Test 40</text:p>
          </table:table-cell>
          <table:table-cell office:value-type="string">
            <text:p>Eliminar propiedades del usuario via CLI.</text:p>
          </table:table-cell>
          <table:table-cell/>
        </table:table-row>
        <table:table-row table:style-name="ro1">
          <table:table-cell office:value-type="string">
            <text:p>Test 41</text:p>
          </table:table-cell>
          <table:table-cell office:value-type="string">
            <text:p>Cambiar los certificados ssl vía CLI</text:p>
          </table:table-cell>
          <table:table-cell/>
        </table:table-row>
        <table:table-row table:style-name="ro1">
          <table:table-cell office:value-type="string">
            <text:p>Test 42</text:p>
          </table:table-cell>
          <table:table-cell office:value-type="string">
            <text:p>Poner propiedades de configuración del sistema vía CLI</text:p>
          </table:table-cell>
          <table:table-cell/>
        </table:table-row>
        <table:table-row table:style-name="ro1">
          <table:table-cell office:value-type="string">
            <text:p>Test 43</text:p>
          </table:table-cell>
          <table:table-cell office:value-type="string">
            <text:p>Listar propiedades de configuración del sistema vía CLI</text:p>
          </table:table-cell>
          <table:table-cell/>
        </table:table-row>
        <table:table-row table:style-name="ro1">
          <table:table-cell office:value-type="string">
            <text:p>Test 44</text:p>
          </table:table-cell>
          <table:table-cell office:value-type="string">
            <text:p>Añadir un osi vía CLI</text:p>
          </table:table-cell>
          <table:table-cell/>
        </table:table-row>
        <table:table-row table:style-name="ro1">
          <table:table-cell office:value-type="string">
            <text:p>Test 45</text:p>
          </table:table-cell>
          <table:table-cell office:value-type="string">
            <text:p>Borrar un OSI vía CLI</text:p>
          </table:table-cell>
          <table:table-cell/>
        </table:table-row>
        <table:table-row table:style-name="ro1">
          <table:table-cell office:value-type="string">
            <text:p>Test 46</text:p>
          </table:table-cell>
          <table:table-cell office:value-type="string">
            <text:p>Listar los OSI vía CLI</text:p>
          </table:table-cell>
          <table:table-cell/>
        </table:table-row>
        <table:table-row table:style-name="ro1">
          <table:table-cell office:value-type="string">
            <text:p>Test 47</text:p>
          </table:table-cell>
          <table:table-cell office:value-type="string">
            <text:p>Añadir un osi vía Web</text:p>
          </table:table-cell>
          <table:table-cell/>
        </table:table-row>
        <table:table-row table:style-name="ro1">
          <table:table-cell office:value-type="string">
            <text:p>Test 48</text:p>
          </table:table-cell>
          <table:table-cell office:value-type="string">
            <text:p>Borrar un OSI vía Web </text:p>
          </table:table-cell>
          <table:table-cell/>
        </table:table-row>
        <table:table-row table:style-name="ro1">
          <table:table-cell office:value-type="string">
            <text:p>Test 49</text:p>
          </table:table-cell>
          <table:table-cell office:value-type="string">
            <text:p>Listar los OSI vía Web </text:p>
          </table:table-cell>
          <table:table-cell/>
        </table:table-row>
        <table:table-row table:style-name="ro1">
          <table:table-cell office:value-type="string">
            <text:p>Test 50</text:p>
          </table:table-cell>
          <table:table-cell office:value-type="string">
            <text:p>Funcionamiento correcto de la interfaz Ajax en los navegadores. </text:p>
          </table:table-cell>
          <table:table-cell/>
        </table:table-row>
        <table:table-row table:style-name="ro1">
          <table:table-cell office:value-type="string">
            <text:p>Test 51</text:p>
          </table:table-cell>
          <table:table-cell office:value-type="string">
            <text:p>Autoarranque de una máquina virtual</text:p>
          </table:table-cell>
          <table:table-cell office:value-type="string">
            <text:p>Si un usuario se conecta a una máquina virtual que no está funcinando, la máquina debe ser capaz de levantarse automáticamente. </text:p>
          </table:table-cell>
        </table:table-row>
        <table:table-row table:style-name="ro1">
          <table:table-cell office:value-type="string">
            <text:p>Test 52</text:p>
          </table:table-cell>
          <table:table-cell office:value-type="string">
            <text:p>Añadir host vía web</text:p>
          </table:table-cell>
          <table:table-cell/>
        </table:table-row>
        <table:table-row table:style-name="ro1">
          <table:table-cell office:value-type="string">
            <text:p>Test 53</text:p>
          </table:table-cell>
          <table:table-cell office:value-type="string">
            <text:p>Añadir Host vía CLI</text:p>
          </table:table-cell>
          <table:table-cell/>
        </table:table-row>
        <table:table-row table:style-name="ro1">
          <table:table-cell office:value-type="string">
            <text:p>Test 54</text:p>
          </table:table-cell>
          <table:table-cell office:value-type="string">
            <text:p>Borrar Host vía web</text:p>
          </table:table-cell>
          <table:table-cell/>
        </table:table-row>
        <table:table-row table:style-name="ro1">
          <table:table-cell office:value-type="string">
            <text:p>Test 55</text:p>
          </table:table-cell>
          <table:table-cell office:value-type="string">
            <text:p>Borrar host vía CLI </text:p>
          </table:table-cell>
          <table:table-cell/>
        </table:table-row>
        <table:table-row table:style-name="ro1">
          <table:table-cell office:value-type="string">
            <text:p>Test 56</text:p>
          </table:table-cell>
          <table:table-cell office:value-type="string">
            <text:p>Modificar propiedades del host vía CLI</text:p>
          </table:table-cell>
          <table:table-cell/>
        </table:table-row>
        <table:table-row table:style-name="ro1">
          <table:table-cell office:value-type="string">
            <text:p>Test 57</text:p>
          </table:table-cell>
          <table:table-cell office:value-type="string">
            <text:p>Modificar propiedades del host vía web </text:p>
          </table:table-cell>
          <table:table-cell/>
        </table:table-row>
        <table:table-row table:style-name="ro1">
          <table:table-cell office:value-type="string">
            <text:p>Test 58</text:p>
          </table:table-cell>
          <table:table-cell office:value-type="string">
            <text:p>Añadir propiedades del host vía CLI </text:p>
          </table:table-cell>
          <table:table-cell/>
        </table:table-row>
        <table:table-row table:style-name="ro1">
          <table:table-cell office:value-type="string">
            <text:p>Test 59</text:p>
          </table:table-cell>
          <table:table-cell office:value-type="string">
            <text:p>Añadir propiedades del host vía Web. </text:p>
          </table:table-cell>
          <table:table-cell/>
        </table:table-row>
        <table:table-row table:style-name="ro1">
          <table:table-cell office:value-type="string">
            <text:p>Test 60</text:p>
          </table:table-cell>
          <table:table-cell office:value-type="string">
            <text:p>Retoma de usuarios</text:p>
          </table:table-cell>
          <table:table-cell/>
        </table:table-row>
        <table:table-row table:style-name="ro1">
          <table:table-cell office:value-type="string">
            <text:p>Test 61</text:p>
          </table:table-cell>
          <table:table-cell office:value-type="string">
            <text:p>Conexión de un usuario a sus respectivos nodos. </text:p>
          </table:table-cell>
          <table:table-cell/>
        </table:table-row>
        <table:table-row table:style-name="ro1">
          <table:table-cell table:style-name="ce1" office:value-type="string">
            <text:p>Test 62</text:p>
          </table:table-cell>
          <table:table-cell office:value-type="string">
            <text:p>Instalación del VMA. </text:p>
          </table:table-cell>
          <table:table-cell/>
        </table:table-row>
        <table:table-row table:style-name="ro1">
          <table:table-cell office:value-type="string">
            <text:p>Test 63</text:p>
          </table:table-cell>
          <table:table-cell office:value-type="string">
            <text:p>Comprobación del logging del l7r</text:p>
          </table:table-cell>
          <table:table-cell/>
        </table:table-row>
        <table:table-row table:style-name="ro1">
          <table:table-cell office:value-type="string">
            <text:p>Test 64</text:p>
          </table:table-cell>
          <table:table-cell office:value-type="string">
            <text:p>Comprobación del logging del hkd</text:p>
          </table:table-cell>
          <table:table-cell/>
        </table:table-row>
        <table:table-row table:style-name="ro1">
          <table:table-cell office:value-type="string">
            <text:p>Test 65</text:p>
          </table:table-cell>
          <table:table-cell office:value-type="string">
            <text:p>comprobación del loggind del RC</text:p>
          </table:table-cell>
          <table:table-cell/>
        </table:table-row>
        <table:table-row table:style-name="ro1">
          <table:table-cell office:value-type="string">
            <text:p>Test 66</text:p>
          </table:table-cell>
          <table:table-cell office:value-type="string">
            <text:p>Provisión inicial de la BBDD</text:p>
          </table:table-cell>
          <table:table-cell/>
        </table:table-row>
      </table:table>
      <table:table table:name="Paquetización" table:style-name="ta1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1"/>
        <table:table-column table:style-name="co10" table:default-cell-style-name="ce11"/>
        <table:table-column table:style-name="co4" table:number-columns-repeated="1018" table:default-cell-style-name="Default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office:value-type="string">
            <text:p>Pruebas sometidas a los paquetes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office:value-type="string">
            <text:p>ID</text:p>
          </table:table-cell>
          <table:table-cell table:style-name="Default" office:value-type="string">
            <text:p>Descripcion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" office:value-type="string">
            <text:p>Test 1 </text:p>
          </table:table-cell>
          <table:table-cell table:style-name="ce2" office:value-type="string">
            <text:p>Instalación de los componentes servidor.</text:p>
          </table:table-cell>
          <table:table-cell table:style-name="ce5" office:value-type="string">
            <text:p>SO</text:p>
          </table:table-cell>
          <table:table-cell table:style-name="ce5" office:value-type="string">
            <text:p>Version</text:p>
          </table:table-cell>
          <table:table-cell office:value-type="string">
            <text:p>Acciones</text:p>
          </table:table-cell>
          <table:table-cell office:value-type="string">
            <text:p>Respuestas esperad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Debian</text:p>
          </table:table-cell>
          <table:table-cell table:style-name="ce8" office:value-type="string">
            <text:p>Lenny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nstalación del paquete l7r</text:p>
          </table:table-cell>
          <table:table-cell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nstalación del paquete hkd</text:p>
          </table:table-cell>
          <table:table-cell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nstalación del paquete rc</text:p>
          </table:table-cell>
          <table:table-cell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9" office:value-type="string">
            <text:p>Karmic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nstalación del paquete l7r</text:p>
          </table:table-cell>
          <table:table-cell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nstalación del paquete hkd</text:p>
          </table:table-cell>
          <table:table-cell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nstalación del paquete rc</text:p>
          </table:table-cell>
          <table:table-cell office:value-type="string">
            <text:p>Instalación Correcta, dependencias cumplidas, scripts de arranque instalados</text:p>
          </table:table-cell>
          <table:table-cell table:number-columns-repeated="1018"/>
        </table:table-row>
        <table:table-row table:style-name="ro1" table:number-rows-repeated="2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2" office:value-type="string">
            <text:p>Test 2</text:p>
          </table:table-cell>
          <table:table-cell table:style-name="ce2" office:value-type="string">
            <text:p>Comprobación scripts de arranque del servidor</text:p>
          </table:table-cell>
          <table:table-cell table:number-columns-repeated="2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Debian</text:p>
          </table:table-cell>
          <table:table-cell table:style-name="ce8" office:value-type="string">
            <text:p>Lenny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10"/>
          <table:table-cell office:value-type="string">
            <text:p>Prerrequisitos</text:p>
          </table:table-cell>
          <table:table-cell office:value-type="string">
            <text:p>Configurado el acceso al host de admi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/>
          <table:table-cell office:value-type="string">
            <text:p>Prerrequisitos</text:p>
          </table:table-cell>
          <table:table-cell office:value-type="string">
            <text:p>BBDD Inicializada y ejecutandos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rranque del L7r</text:p>
          </table:table-cell>
          <table:table-cell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Parada del L7r</text:p>
          </table:table-cell>
          <table:table-cell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Rearranque del L7r</text:p>
          </table:table-cell>
          <table:table-cell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rranque del rc </text:p>
          </table:table-cell>
          <table:table-cell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Parada del rc</text:p>
          </table:table-cell>
          <table:table-cell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Rearranque del rc</text:p>
          </table:table-cell>
          <table:table-cell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rranque del hkd</text:p>
          </table:table-cell>
          <table:table-cell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Parada del hkd</text:p>
          </table:table-cell>
          <table:table-cell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Rearranque del hkd</text:p>
          </table:table-cell>
          <table:table-cell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8" office:value-type="string">
            <text:p>Karmic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10"/>
          <table:table-cell office:value-type="string">
            <text:p>Prerrequisitos</text:p>
          </table:table-cell>
          <table:table-cell office:value-type="string">
            <text:p>Configurado el acceso al host de admi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/>
          <table:table-cell office:value-type="string">
            <text:p>Prerrequisitos</text:p>
          </table:table-cell>
          <table:table-cell office:value-type="string">
            <text:p>BBDD Inicializada y ejecutandos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rranque del L7r</text:p>
          </table:table-cell>
          <table:table-cell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Parada del L7r</text:p>
          </table:table-cell>
          <table:table-cell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Rearranque del L7r</text:p>
          </table:table-cell>
          <table:table-cell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rranque del rc </text:p>
          </table:table-cell>
          <table:table-cell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Parada del rc</text:p>
          </table:table-cell>
          <table:table-cell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Rearranque del rc</text:p>
          </table:table-cell>
          <table:table-cell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rranque del hkd</text:p>
          </table:table-cell>
          <table:table-cell office:value-type="string">
            <text:p>El servicio arranca en modo demonio, se pone a la escucha el puerto configurad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Parada del hkd</text:p>
          </table:table-cell>
          <table:table-cell office:value-type="string">
            <text:p>Se lee de un fichero el pid del proceso padre, una vez hecho esto, se le manda un kill al proceso. 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Rearranque del hkd</text:p>
          </table:table-cell>
          <table:table-cell office:value-type="string">
            <text:p>El servicio para y rearranca correctamente, se relee la configuración, cambia el pid. <text:s/></text:p>
          </table:table-cell>
          <table:table-cell table:number-columns-repeated="1018"/>
        </table:table-row>
        <table:table-row table:style-name="ro1" table:number-rows-repeated="2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2" office:value-type="string">
            <text:p>Test 62</text:p>
          </table:table-cell>
          <table:table-cell table:style-name="ce2" office:value-type="string">
            <text:p>Paquetización del VMA</text:p>
          </table:table-cell>
          <table:table-cell table:number-columns-repeated="2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Debian </text:p>
          </table:table-cell>
          <table:table-cell table:style-name="ce5" office:value-type="string">
            <text:p>Lenny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Instalación del paquete mediante dpkg</text:p>
          </table:table-cell>
          <table:table-cell office:value-type="string">
            <text:p>El paquete se instala, e instala las dependencias correspondientes, el servicio se arranca automáticament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Conexión de usuario a la máquina virtual</text:p>
          </table:table-cell>
          <table:table-cell office:value-type="string">
            <text:p>El usuario conecta a la máquina, el vma loguea el estado. 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5" office:value-type="string">
            <text:p>Karmic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7" table:number-columns-repeated="2"/>
          <table:table-cell office:value-type="string">
            <text:p>Instalación del paquete mediante dpkg</text:p>
          </table:table-cell>
          <table:table-cell office:value-type="string">
            <text:p>El paquete se instala, e instala las dependencias correspondientes, el servicio se arranca automáticament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Conexión de usuario a la máquina virtual</text:p>
          </table:table-cell>
          <table:table-cell office:value-type="string">
            <text:p>El usuario conecta a la máquina, el vma loguea el estado. </text:p>
          </table:table-cell>
          <table:table-cell table:number-columns-repeated="1018"/>
        </table:table-row>
        <table:table-row table:style-name="ro1" table:number-rows-repeated="2">
          <table:table-cell table:style-name="ce4" table:number-columns-repeated="1024"/>
        </table:table-row>
        <table:table-row table:style-name="ro1">
          <table:table-cell table:style-name="ce2" office:value-type="string">
            <text:p>Test 3</text:p>
          </table:table-cell>
          <table:table-cell table:style-name="ce2" office:value-type="string">
            <text:p>Instalación del Cliente</text:p>
          </table:table-cell>
          <table:table-cell table:number-columns-repeated="2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Debian</text:p>
          </table:table-cell>
          <table:table-cell table:style-name="ce5" office:value-type="string">
            <text:p>Lenny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El cliente se instala via dpkg</text:p>
          </table:table-cell>
          <table:table-cell office:value-type="string">
            <text:p>Se instala el cliente y sus dependencias, se crean iconos en Apps → Internet, la instalación se reporta correct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5" office:value-type="string">
            <text:p>Karmic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El cliente se instala via dpkg</text:p>
          </table:table-cell>
          <table:table-cell office:value-type="string">
            <text:p>Se instala el cliente y sus dependencias, se crean iconos en Apps → Internet, la instalación se reporta correct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Windows</text:p>
          </table:table-cell>
          <table:table-cell table:style-name="ce5" office:value-type="string">
            <text:p>XP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string">
            <text:p>N/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Windows</text:p>
          </table:table-cell>
          <table:table-cell table:style-name="ce5" office:value-type="string">
            <text:p>Vista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string">
            <text:p>N/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Windows </text:p>
          </table:table-cell>
          <table:table-cell table:style-name="ce5" office:value-type="float" office:value="7">
            <text:p>7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number-columns-repeated="2" office:value-type="string">
            <text:p>N/A</text:p>
          </table:table-cell>
          <table:table-cell table:number-columns-repeated="1018"/>
        </table:table-row>
        <table:table-row table:style-name="ro1" table:number-rows-repeated="2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2" office:value-type="string">
            <text:p>Test 4</text:p>
          </table:table-cell>
          <table:table-cell table:style-name="ce2" office:value-type="string">
            <text:p>Arranque del cliente</text:p>
          </table:table-cell>
          <table:table-cell table:number-columns-repeated="2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Debian</text:p>
          </table:table-cell>
          <table:table-cell table:style-name="ce5" office:value-type="string">
            <text:p>Lenny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ejecuta el icono de instalación</text:p>
          </table:table-cell>
          <table:table-cell office:value-type="string">
            <text:p>El cliente aparece mostrado en en pantalla, se pide, usuario, password y host de conexió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introducen los parametros de conexión</text:p>
          </table:table-cell>
          <table:table-cell office:value-type="string">
            <text:p>Los campos se rellenan, el campo password no se muestra, sólo un punto por cada pulsación que se produzc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pulsa el botón de conexión</text:p>
          </table:table-cell>
          <table:table-cell office:value-type="string">
            <text:p>El cliente comienza la conexión, se pueden devolver 4 errores, usuario invalido, password invalida, host no valido y problema de conexión con el ho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5" office:value-type="string">
            <text:p>Karmic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ejecuta el icono de instalación</text:p>
          </table:table-cell>
          <table:table-cell office:value-type="string">
            <text:p>El cliente aparece mostrado en en pantalla, se pide, usuario, password y host de conexió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introducen los parametros de conexión</text:p>
          </table:table-cell>
          <table:table-cell office:value-type="string">
            <text:p>Los campos se rellenan, el campo password no se muestra, sólo un punto por cada pulsación que se produzc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pulsa el botón de conexión</text:p>
          </table:table-cell>
          <table:table-cell office:value-type="string">
            <text:p>El cliente comienza la conexión, se pueden devolver 4 errores, usuario invalido, password invalida, host no valido y problema de conexión con el ho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Windows</text:p>
          </table:table-cell>
          <table:table-cell table:style-name="ce5" office:value-type="string">
            <text:p>XP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ejecuta el icono de instalación</text:p>
          </table:table-cell>
          <table:table-cell office:value-type="string">
            <text:p>El cliente aparece mostrado en en pantalla, se pide, usuario, password y host de conexió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introducen los parametros de conexión</text:p>
          </table:table-cell>
          <table:table-cell office:value-type="string">
            <text:p>Los campos se rellenan, el campo password no se muestra, sólo un punto por cada pulsación que se produzc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pulsa el botón de conexión</text:p>
          </table:table-cell>
          <table:table-cell office:value-type="string">
            <text:p>El cliente comienza la conexión, se pueden devolver 4 errores, usuario invalido, password invalida, host no valido y problema de conexión con el ho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Windows</text:p>
          </table:table-cell>
          <table:table-cell table:style-name="ce5" office:value-type="string">
            <text:p>Vista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ejecuta el icono de instalación</text:p>
          </table:table-cell>
          <table:table-cell office:value-type="string">
            <text:p>El cliente aparece mostrado en en pantalla, se pide, usuario, password y host de conexió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introducen los parametros de conexión</text:p>
          </table:table-cell>
          <table:table-cell office:value-type="string">
            <text:p>Los campos se rellenan, el campo password no se muestra, sólo un punto por cada pulsación que se produzc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pulsa el botón de conexión</text:p>
          </table:table-cell>
          <table:table-cell office:value-type="string">
            <text:p>El cliente comienza la conexión, se pueden devolver 4 errores, usuario invalido, password invalida, host no valido y problema de conexión con el hos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Windows </text:p>
          </table:table-cell>
          <table:table-cell table:style-name="ce5" office:value-type="float" office:value="7">
            <text:p>7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ejecuta el icono de instalación</text:p>
          </table:table-cell>
          <table:table-cell office:value-type="string">
            <text:p>El cliente aparece mostrado en en pantalla, se pide, usuario, password y host de conexió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introducen los parametros de conexión</text:p>
          </table:table-cell>
          <table:table-cell office:value-type="string">
            <text:p>Los campos se rellenan, el campo password no se muestra, sólo un punto por cada pulsación que se produzc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Se pulsa el botón de conexión</text:p>
          </table:table-cell>
          <table:table-cell office:value-type="string">
            <text:p>El cliente comienza la conexión, se pueden devolver 4 errores, usuario invalido, password invalida, host no valido y problema de conexión con el host</text:p>
          </table:table-cell>
          <table:table-cell table:number-columns-repeated="1018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4" table:number-columns-repeated="1024"/>
        </table:table-row>
      </table:table>
      <table:table table:name="Cliente" table:style-name="ta1" table:print="false">
        <table:table-column table:style-name="co11" table:default-cell-style-name="ce3"/>
        <table:table-column table:style-name="co12" table:default-cell-style-name="ce3"/>
        <table:table-column table:style-name="co4" table:number-columns-repeated="2" table:default-cell-style-name="ce3"/>
        <table:table-column table:style-name="co13" table:default-cell-style-name="ce11"/>
        <table:table-column table:style-name="co14" table:default-cell-style-name="ce11"/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Testing sobre el cliente.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Sistemas Operativos Soportados.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5" office:value-type="string">
            <text:p>Linux</text:p>
          </table:table-cell>
          <table:table-cell table:style-name="ce5"/>
          <table:table-cell table:style-name="Default" table:number-columns-repeated="4"/>
        </table:table-row>
        <table:table-row table:style-name="ro1">
          <table:table-cell table:style-name="ce5"/>
          <table:table-cell table:style-name="ce5" office:value-type="string">
            <text:p>Ubuntu Karmic</text:p>
          </table:table-cell>
          <table:table-cell table:style-name="Default" table:number-columns-repeated="4"/>
        </table:table-row>
        <table:table-row table:style-name="ro1">
          <table:table-cell table:style-name="ce5"/>
          <table:table-cell table:style-name="ce5" office:value-type="string">
            <text:p>Debian Lenny</text:p>
          </table:table-cell>
          <table:table-cell table:style-name="Default" table:number-columns-repeated="4"/>
        </table:table-row>
        <table:table-row table:style-name="ro1"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 table:style-name="ce5" office:value-type="string">
            <text:p>Windows</text:p>
          </table:table-cell>
          <table:table-cell table:style-name="ce5"/>
          <table:table-cell table:style-name="Default" table:number-columns-repeated="4"/>
        </table:table-row>
        <table:table-row table:style-name="ro1">
          <table:table-cell table:style-name="ce5"/>
          <table:table-cell table:style-name="ce5" office:value-type="string">
            <text:p>XP</text:p>
          </table:table-cell>
          <table:table-cell table:style-name="Default" table:number-columns-repeated="4"/>
        </table:table-row>
        <table:table-row table:style-name="ro1">
          <table:table-cell table:style-name="ce5"/>
          <table:table-cell table:style-name="ce5" office:value-type="string">
            <text:p>Vista</text:p>
          </table:table-cell>
          <table:table-cell table:style-name="Default" table:number-columns-repeated="4"/>
        </table:table-row>
        <table:table-row table:style-name="ro1">
          <table:table-cell table:style-name="ce5"/>
          <table:table-cell table:style-name="ce12" office:value-type="float" office:value="7">
            <text:p>7</text:p>
          </table:table-cell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Descripcion</text:p>
          </table:table-cell>
          <table:table-cell table:style-name="ce5" office:value-type="string">
            <text:p>SO</text:p>
          </table:table-cell>
          <table:table-cell table:style-name="ce5" office:value-type="string">
            <text:p>Versión</text:p>
          </table:table-cell>
          <table:table-cell office:value-type="string">
            <text:p>Acciones</text:p>
          </table:table-cell>
          <table:table-cell office:value-type="string">
            <text:p>Respuestas esperadas</text:p>
          </table:table-cell>
        </table:table-row>
        <table:table-row table:style-name="ro1">
          <table:table-cell table:number-columns-repeated="4"/>
          <table:table-cell table:style-name="ce3" table:number-columns-repeated="2"/>
        </table:table-row>
        <table:table-row table:style-name="ro1">
          <table:table-cell table:style-name="ce2" office:value-type="string">
            <text:p>Test 5</text:p>
          </table:table-cell>
          <table:table-cell table:style-name="ce2" office:value-type="string">
            <text:p>Conectividad del cliente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2"/>
          <table:table-cell table:style-name="ce5" office:value-type="string">
            <text:p>Ubuntu</text:p>
          </table:table-cell>
          <table:table-cell table:style-name="ce5" office:value-type="string">
            <text:p>Karmic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office:value-type="string">
            <text:p>Conectividad con Parámetros Modem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ISD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W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L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800x600</text:p>
          </table:table-cell>
          <table:table-cell office:value-type="string">
            <text:p>La pantalla en el cliente se abre a 640x480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Full Screen</text:p>
          </table:table-cell>
          <table:table-cell office:value-type="string">
            <text:p>La pantalla en el cliente se abre a Full Screen </text:p>
          </table:table-cell>
        </table:table-row>
        <table:table-row table:style-name="ro1">
          <table:table-cell table:number-columns-repeated="2"/>
          <table:table-cell table:style-name="ce5" office:value-type="string">
            <text:p>Debian </text:p>
          </table:table-cell>
          <table:table-cell table:style-name="ce5" office:value-type="string">
            <text:p>Lenny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office:value-type="string">
            <text:p>Conectividad con Parámetros Modem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ISD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W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L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800x600</text:p>
          </table:table-cell>
          <table:table-cell office:value-type="string">
            <text:p>La pantalla en el cliente se abre a 640x480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Full Screen</text:p>
          </table:table-cell>
          <table:table-cell office:value-type="string">
            <text:p>La pantalla en el cliente se abre a Full Screen </text:p>
          </table:table-cell>
        </table:table-row>
        <table:table-row table:style-name="ro1">
          <table:table-cell table:number-columns-repeated="2"/>
          <table:table-cell table:style-name="ce5" office:value-type="string">
            <text:p>Windows </text:p>
          </table:table-cell>
          <table:table-cell table:style-name="ce5" office:value-type="string">
            <text:p>Xp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office:value-type="string">
            <text:p>Conectividad con Parámetros Modem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ISD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W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L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800x600</text:p>
          </table:table-cell>
          <table:table-cell office:value-type="string">
            <text:p>La pantalla en el cliente se abre a 640x480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Full Screen</text:p>
          </table:table-cell>
          <table:table-cell office:value-type="string">
            <text:p>La pantalla en el cliente se abre a Full Screen </text:p>
          </table:table-cell>
        </table:table-row>
        <table:table-row table:style-name="ro1">
          <table:table-cell table:number-columns-repeated="2"/>
          <table:table-cell table:style-name="ce5" office:value-type="string">
            <text:p>Windows </text:p>
          </table:table-cell>
          <table:table-cell table:style-name="ce12" office:value-type="string">
            <text:p>Vista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office:value-type="string">
            <text:p>Conectividad con Parámetros Modem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ISD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W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L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800x600</text:p>
          </table:table-cell>
          <table:table-cell office:value-type="string">
            <text:p>La pantalla en el cliente se abre a 640x480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Full Screen</text:p>
          </table:table-cell>
          <table:table-cell office:value-type="string">
            <text:p>La pantalla en el cliente se abre a Full Screen </text:p>
          </table:table-cell>
        </table:table-row>
        <table:table-row table:style-name="ro1">
          <table:table-cell table:number-columns-repeated="2"/>
          <table:table-cell table:style-name="ce5" office:value-type="string">
            <text:p>Windows </text:p>
          </table:table-cell>
          <table:table-cell table:style-name="ce12" office:value-type="float" office:value="7">
            <text:p>7</text:p>
          </table:table-cell>
          <table:table-cell table:style-name="ce3" table:number-columns-repeated="2"/>
        </table:table-row>
        <table:table-row table:style-name="ro1">
          <table:table-cell table:number-columns-repeated="4"/>
          <table:table-cell office:value-type="string">
            <text:p>Conectividad con Parámetros Modem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ISD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W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LAN</text:p>
          </table:table-cell>
          <table:table-cell office:value-type="string">
            <text:p>Se le pasan al nxagent los parametros correctos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800x600</text:p>
          </table:table-cell>
          <table:table-cell office:value-type="string">
            <text:p>La pantalla en el cliente se abre a 640x480</text:p>
          </table:table-cell>
        </table:table-row>
        <table:table-row table:style-name="ro1">
          <table:table-cell table:number-columns-repeated="4"/>
          <table:table-cell office:value-type="string">
            <text:p>Conectividad con parámetros Full Screen</text:p>
          </table:table-cell>
          <table:table-cell office:value-type="string">
            <text:p>La pantalla en el cliente se abre a Full Screen </text:p>
          </table:table-cell>
        </table:table-row>
        <table:table-row table:style-name="ro1">
          <table:table-cell table:style-name="ce4" table:number-columns-repeated="6"/>
        </table:table-row>
        <table:table-row table:style-name="ro1">
          <table:table-cell table:style-name="ce4"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25/02/2010</text:date>, <text:time>17:27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Arenas</meta:initial-creator>
    <meta:creation-date>2010-02-25T11:27:29</meta:creation-date>
    <dc:date>2010-02-25T17:27:38</dc:date>
    <dc:creator>Nicolas Arenas</dc:creator>
    <meta:editing-duration>PT06H00M13S</meta:editing-duration>
    <meta:editing-cycles>14</meta:editing-cycles>
    <meta:generator>OpenOffice.org/3.1$Unix OpenOffice.org_project/310m19$Build-9420</meta:generator>
    <meta:document-statistic meta:table-count="3" meta:cell-count="399" meta:object-count="0"/>
  </office:meta>
</office:document-meta>
</file>